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f1efe" officeooo:paragraph-rsid="003f1efe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33121" officeooo:paragraph-rsid="004d2345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4cf02" officeooo:paragraph-rsid="0044cf02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4c1cb4" officeooo:paragraph-rsid="004c1cb4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2a8ec" officeooo:paragraph-rsid="0052a8ec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1c0208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f1efe" officeooo:paragraph-rsid="003f1efe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07bed" officeooo:paragraph-rsid="00407bed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c1cb4" officeooo:paragraph-rsid="004c1cb4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2a8ec" officeooo:paragraph-rsid="0052a8ec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d2345" officeooo:paragraph-rsid="004d2345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4c1cb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49482b"/>
    </style:style>
    <style:style style:name="T3" style:family="text">
      <style:text-properties officeooo:rsid="004c1cb4"/>
    </style:style>
    <style:style style:name="T4" style:family="text">
      <style:text-properties officeooo:rsid="004d2345"/>
    </style:style>
    <style:style style:name="T5" style:family="text">
      <style:text-properties style:text-line-through-style="none" style:text-line-through-type="none" style:font-name="DejaVu Sans Condensed" fo:font-size="12pt" fo:font-weight="normal" officeooo:rsid="004c1cb4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DejaVu Sans Condensed" fo:font-size="12pt" fo:font-weight="normal" officeooo:rsid="004f041e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" fo:font-size="12pt" fo:font-weight="normal" officeooo:rsid="00507d2a" style:font-size-asian="12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style:font-name="DejaVu Sans Condensed" fo:font-size="12pt" fo:font-weight="normal" officeooo:rsid="0051b34b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" fo:font-size="12pt" fo:font-weight="bold" officeooo:rsid="004c1cb4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513c7a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44cf02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4f041e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507d2a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558174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5696ba" style:font-size-asian="12pt" style:font-weight-asian="bold" style:font-size-complex="12pt" style:font-weight-complex="bold"/>
    </style:style>
    <style:style style:name="T17" style:family="text">
      <style:text-properties officeooo:rsid="004f041e"/>
    </style:style>
    <style:style style:name="T18" style:family="text">
      <style:text-properties officeooo:rsid="004f56a0"/>
    </style:style>
    <style:style style:name="T19" style:family="text">
      <style:text-properties officeooo:rsid="0051b34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1">2</text:span><text:span text:style-name="T15">0</text:span><text:span text:style-name="T11">1</text:span><text:span text:style-name="T10"> - </text:span><text:span text:style-name="T16">Ground - </text:span><text:span text:style-name="T12">Cold Start</text:span></text:p>
      <text:p text:style-name="P5">(autostart is as fast or faster than manual startup)</text:p>
      <text:p text:style-name="P1">Cold Start -- <text:span text:style-name="T3">WIP</text:span></text:p>
      <text:list xml:id="list1115034589" text:style-name="L1">
        <text:list-item>
          <text:p text:style-name="P7"><text:span text:style-name="T1">Collective</text:span> ... <text:span text:style-name="T1">Full down</text:span></text:p>
        </text:list-item>
        <text:list-item>
          <text:p text:style-name="P8"><text:span text:style-name="T2">(default) </text:span><text:span text:style-name="T1">Throttle twist grip</text:span> ... <text:span text:style-name="T1">MIN</text:span> (full left) (right-click and drag on collective handle grip)</text:p>
        </text:list-item>
      </text:list>
      <text:p text:style-name="P4">Circuit breakers and electric power</text:p>
      <text:list xml:id="list184641064406030" text:continue-numbering="true" text:style-name="L1">
        <text:list-item>
          <text:p text:style-name="P9"><text:span text:style-name="T1">All circuit breakers</text:span> on rear walls <text:span text:style-name="T1">left</text:span> and <text:span text:style-name="T1">right</text:span> of pilot's seat ... <text:span text:style-name="T1">ON</text:span> (use gang bars)</text:p>
        </text:list-item>
        <text:list-item>
          <text:p text:style-name="P12"><text:span text:style-name="T9">Left</text:span><text:span text:style-name="T5"> and </text:span><text:span text:style-name="T9">Right Batteries</text:span><text:span text:style-name="T5"> ... </text:span><text:span text:style-name="T9">ON</text:span><text:span text:style-name="T5"> (right console, </text:span><text:span text:style-name="T6">DC POWER panel</text:span><text:span text:style-name="T5">)</text:span></text:p>
        </text:list-item>
        <text:list-item>
          <text:p text:style-name="P12"><text:span text:style-name="T13">POWER FROM BATT</text:span><text:span text:style-name="T6"> switch </text:span><text:span text:style-name="T5">... </text:span><text:span text:style-name="T9">ON</text:span><text:span text:style-name="T5"> (right console, </text:span><text:span text:style-name="T6">DC POWER panel, green </text:span><text:span text:style-name="T5">guarded switch)</text:span></text:p>
        </text:list-item>
        <text:list-item>
          <text:p text:style-name="P12"><text:span text:style-name="T9">DC Voltmeter</text:span><text:span text:style-name="T5"> </text:span><text:span text:style-name="T6">knob</text:span><text:span text:style-name="T5"> ... </text:span><text:span text:style-name="T9">BATT</text:span><text:span text:style-name="T5"> (right console, </text:span><text:span text:style-name="T6">DC POWER panel</text:span><text:span text:style-name="T5">)</text:span></text:p>
        </text:list-item>
        <text:list-item>
          <text:p text:style-name="P9"><text:span text:style-name="T1">PO-750A</text:span> switch ... <text:span text:style-name="T1">ON</text:span> (right console, <text:span text:style-name="T17">AC POWER panel, green </text:span><text:span text:style-name="T4">guarded switch</text:span>)</text:p>
        </text:list-item>
      </text:list>
      <text:p text:style-name="P4">Prepare for engine start</text:p>
      <text:list xml:id="list184642474225377" text:continue-numbering="true" text:style-name="L1">
        <text:list-item>
          <text:p text:style-name="P9"><text:span text:style-name="T1">Cockpit door</text:span> ... <text:span text:style-name="T1">Close and seal</text:span> (Pneumatic Sealing Valve wheel on left wall)</text:p>
        </text:list-item>
        <text:list-item>
          <text:p text:style-name="P7"><text:span text:style-name="T1">Rotor Brake</text:span> lever ... <text:span text:style-name="T1">Down</text:span> (off) (handle on floor to right of pilot seat)</text:p>
        </text:list-item>
        <text:list-item>
          <text:p text:style-name="P12"><text:span text:style-name="T9">Fire Protection Power</text:span><text:span text:style-name="T5"> ... </text:span><text:span text:style-name="T9">ON</text:span><text:span text:style-name="T5"> (left </text:span><text:span text:style-name="T8">wall forward</text:span><text:span text:style-name="T5">)</text:span></text:p>
        </text:list-item>
        <text:list-item>
          <text:p text:style-name="P12"><text:span text:style-name="T9">Fire Extinguisher</text:span><text:span text:style-name="T5"> ... </text:span><text:span text:style-name="T9">ON</text:span><text:span text:style-name="T5"> (left </text:span><text:span text:style-name="T8">wall forward</text:span><text:span text:style-name="T5">)</text:span></text:p>
        </text:list-item>
        <text:list-item>
          <text:p text:style-name="P9"><text:span text:style-name="T1">Fuel Tank Valves</text:span> ... <text:span text:style-name="T1">Open</text:span> <text:span text:style-name="T19">(left wall)</text:span></text:p>
        </text:list-item>
        <text:list-item>
          <text:p text:style-name="P9"><text:span text:style-name="T1">Engine Fire Cut-off Valves</text:span> ... <text:span text:style-name="T1">Open</text:span> <text:span text:style-name="T19">(left rear floor)</text:span></text:p>
        </text:list-item>
        <text:list-item>
          <text:p text:style-name="P9"><text:span text:style-name="T1">Separator Valve</text:span> ... <text:span text:style-name="T1">Open</text:span> <text:span text:style-name="T19">(left wall)</text:span></text:p>
        </text:list-item>
        <text:list-item>
          <text:p text:style-name="P9"><text:span text:style-name="T1">Fuel Pumps</text:span> ... <text:span text:style-name="T1">ON</text:span> <text:span text:style-name="T19">(left wall)</text:span></text:p>
        </text:list-item>
        <text:list-item>
          <text:p text:style-name="P9">If using external fuel tanks: <text:span text:style-name="T1">External Fuel Tanks switch</text:span> ... <text:span text:style-name="T1">ON</text:span> <text:span text:style-name="T19">(left wall)</text:span></text:p>
        </text:list-item>
      </text:list>
      <text:p text:style-name="P4">Start APU</text:p>
      <text:list xml:id="list184641852605084" text:continue-numbering="true" text:style-name="L1">
        <text:list-item>
          <text:p text:style-name="P9"><text:span text:style-name="T1">APU selector switch</text:span> ... <text:span text:style-name="T1">Start</text:span> (down) (left wall)</text:p>
        </text:list-item>
        <text:list-item>
          <text:p text:style-name="P9"><text:span text:style-name="T1">APU start button</text:span> ... <text:span text:style-name="T1">Press for 2-3 seconds</text:span>, start stopwatch on dashboard</text:p>
        </text:list-item>
        <text:list-item>
          <text:p text:style-name="P9">Monitor: EGT max 880 deg C, DC voltage not less than 18V, Automatic Start On light off within 30 secs</text:p>
        </text:list-item>
        <text:list-item>
          <text:p text:style-name="P9">Reset stopwatch</text:p>
        </text:list-item>
      </text:list>
      <text:p text:style-name="P4">Start engines</text:p>
      <text:list xml:id="list184641990640991" text:continue-numbering="true" text:style-name="L1">
        <text:list-item>
          <text:p text:style-name="P12"><text:span text:style-name="T14">Strobe</text:span><text:span text:style-name="T9"> light</text:span><text:span text:style-name="T5"> ... </text:span><text:span text:style-name="T9">ON</text:span><text:span text:style-name="T5"> </text:span><text:span text:style-name="T7">(left wall)</text:span></text:p>
        </text:list-item>
        <text:list-item>
          <text:p text:style-name="P9">Start downwind engine first. <text:s/><text:span text:style-name="T1">For each engine:</text:span></text:p>
          <text:list>
            <text:list-item>
              <text:p text:style-name="P9"><text:span text:style-name="T1">Engine Start Mode switch</text:span> ... <text:span text:style-name="T1">Start</text:span> (down) (left wall)</text:p>
            </text:list-item>
            <text:list-item>
              <text:p text:style-name="P9"><text:span text:style-name="T1">START button</text:span> ... <text:span text:style-name="T1">Press for 2-3 seconds</text:span>.</text:p>
            </text:list-item>
            <text:list-item>
              <text:p text:style-name="P9"><text:span text:style-name="T1">Engine Stop Lever</text:span> ... <text:span text:style-name="T1">Down</text:span> (left of pilot's seat)</text:p>
            </text:list-item>
            <text:list-item>
              <text:p text:style-name="P9">Start stopwatch.</text:p>
            </text:list-item>
            <text:list-item>
              <text:p text:style-name="P9">Monitor: Automatic Start Enabled and Starter Running lights lit, engine and rotor RPM increasing, Starter Running light goes out when turbocharger?? speed is 60-65%, Automatic Start Enabled light goes out within 33 seconds.</text:p>
            </text:list-item>
            <text:list-item>
              <text:p text:style-name="P10">Repeat for other engine.</text:p>
            </text:list-item>
          </text:list>
        </text:list-item>
        <text:list-item>
          <text:p text:style-name="P11">Allow both engines to idle for at least 60 seconds to warm up.</text:p>
        </text:list-item>
        <text:list-item>
          <text:p text:style-name="P11"><text:span text:style-name="T1">Dust Protection switch</text:span> ... <text:span text:style-name="T1">ON</text:span> (left wall <text:span text:style-name="T18">front</text:span>, green guarded switch)</text:p>
        </text:list-item>
        <text:list-item>
          <text:p text:style-name="P11">When engine oil temp &gt; +30 deg C and gearbox temp &gt; -15 deg C <text:span text:style-name="T18">(gauges on right forward panel)</text:span>: <text:span text:style-name="T1">Collective grip throttle</text:span> ... <text:span text:style-name="T1">Max</text:span> (full right)</text:p>
        </text:list-item>
        <text:list-item>
          <text:p text:style-name="P11">When main rotor RPM is 95% +/-2%: <text:span text:style-name="T1">Generators</text:span> ... <text:span text:style-name="T1">ON</text:span> (right console)</text:p>
        </text:list-item>
        <text:list-item>
          <text:p text:style-name="P11"><text:span text:style-name="T1">PO-750A switch</text:span> ... <text:span text:style-name="T1">OFF</text:span> (right console, guarded switch)</text:p>
        </text:list-item>
        <text:list-item>
          <text:p text:style-name="P11"><text:span text:style-name="T1">115V</text:span> and <text:span text:style-name="T1">36V transformer switches</text:span> ... MAIN</text:p>
        </text:list-item>
        <text:list-item>
          <text:p text:style-name="P11"><text:span text:style-name="T1">Rectifiers</text:span> ... <text:span text:style-name="T1">ON</text:span> (DC electrical panel??)</text:p>
        </text:list-item>
        <text:list-item>
          <text:p text:style-name="P11"><text:span text:style-name="T1">Stop AI-9V button</text:span> ... <text:span text:style-name="T1">Press</text:span> to turn off APU</text:p>
        </text:list-item>
        <text:list-item>
          <text:p text:style-name="P11"><text:span text:style-name="T1">Course System</text:span> ... <text:span text:style-name="T1">ON</text:span> (left wall)</text:p>
        </text:list-item>
        <text:list-item>
          <text:p text:style-name="P11"><text:span text:style-name="T1">Gyros switch</text:span> ... <text:span text:style-name="T1">ON</text:span> (left wall, row of switches??)</text:p>
          <text:list>
            <text:list-item>
              <text:p text:style-name="P11">Gyros should respond to cyclic movement.</text:p>
            </text:list-item>
          </text:list>
        </text:list-item>
        <text:list-item>
          <text:p text:style-name="P11">1-2 mins after turning on gyros, <text:span text:style-name="T1">press and hold CAGE buttons</text:span> for each gyro for a few seconds.</text:p>
          <text:list>
            <text:list-item>
              <text:p text:style-name="P11">Gyro 1 Failure and Gyro 2 Failure lights should go out, artificial horizon should start working</text:p>
            </text:list-item>
          </text:list>
        </text:list-item>
        <text:list-item>
          <text:p text:style-name="P11"><text:span text:style-name="T1">SPUU mechanical stop switch</text:span> ... ON</text:p>
        </text:list-item>
        <text:list-item>
          <text:p text:style-name="P11"><text:span text:style-name="T1">SPUU OFF button</text:span> ... <text:span text:style-name="T1">Press</text:span> and check control indicator is left of neutral??</text:p>
        </text:list-item>
        <text:list-item>
          <text:p text:style-name="P11"><text:span text:style-name="T1">Pitch, Roll, and Yaw autopilot channels</text:span> ... <text:span text:style-name="T1">ON</text:span></text:p>
        </text:list-item>
        <text:list-item>
          <text:p text:style-name="P11"><text:span text:style-name="T1">SPU-8 Intercom, R-863, JADRO, R-828</text:span> ... <text:span text:style-name="T1">ON</text:span> (left wall)</text:p>
        </text:list-item>
        <text:list-item>
          <text:p text:style-name="P11"><text:span text:style-name="T1">Radio altimeter, Autopilot System, Blinker, SPO-10 RWR, CPO</text:span> ... <text:span text:style-name="T1">ON</text:span></text:p>
        </text:list-item>
        <text:list-item>
          <text:p text:style-name="P11">3 minutes after switching on Course System, it will need to be calibrated:</text:p>
          <text:list>
            <text:list-item>
              <text:p text:style-name="P11"><text:span text:style-name="T1">Operating Mode Switch</text:span> ... <text:span text:style-name="T1">MAG</text:span></text:p>
            </text:list-item>
            <text:list-item>
              <text:p text:style-name="P11"><text:span text:style-name="T1">Synchronize button</text:span> ... <text:span text:style-name="T1">Press and hold</text:span> for a few seconds</text:p>
            </text:list-item>
          </text:list>
        </text:list-item>
        <text:list-item>
          <text:p text:style-name="P11"><text:span text:style-name="T1">ARK-15 mode switch</text:span> ... <text:span text:style-name="T1">COMPASS</text:span></text:p>
        </text:list-item>
        <text:list-item>
          <text:p text:style-name="P11"><text:span text:style-name="T1">ARK-U2 switch</text:span> ... <text:span text:style-name="T1">ON</text:span> (under left elbow)</text:p>
        </text:list-item>
        <text:list-item>
          <text:p text:style-name="P11"><text:span text:style-name="T1">Air Conditioning switch</text:span> ... <text:span text:style-name="T1">CONDITION</text:span> (under right elbow)</text:p>
        </text:list-item>
      </text:list>
      <text:p text:style-name="P2"/>
      <text:p text:style-name="P3">Proceed with remaining takeoff checklist on next pag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5-10T18:46:40.843000000</dc:date>
    <meta:editing-duration>P1DT12H22M1S</meta:editing-duration>
    <meta:editing-cycles>60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60" meta:word-count="619" meta:character-count="3429" meta:non-whitespace-character-count="2921"/>
  </office:meta>
</office:document-meta>
</file>